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bba" officeooo:paragraph-rsid="00139b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res</text:p>
      <text:p text:style-name="P1"/>
      <text:p text:style-name="P1">romario julio</text:p>
      <text:p text:style-name="P1">jonathan toro</text:p>
      <text:p text:style-name="P1">wilmer perez</text:p>
      <text:p text:style-name="P1"/>
      <text:p text:style-name="P1">Titulo del proyecto</text:p>
      <text:p text:style-name="P1"/>
      <text:p text:style-name="P1">turismo por medellin</text:p>
      <text:p text:style-name="P1"/>
      <text:p text:style-name="P1">Porque?</text:p>
      <text:p text:style-name="P1"><text:s/>Impulsar la ciudad como destino turistico para nomadas digitales</text:p>
      <text:p text:style-name="P1"/>
      <text:p text:style-name="P1">para que?</text:p>
      <text:p text:style-name="P1">Para atraer inversion y nuevos turistas</text:p>
      <text:p text:style-name="P1"/>
      <text:p text:style-name="P1">para quien</text:p>
      <text:p text:style-name="P1">desarrolladores y nomadas digitales</text:p>
      <text:p text:style-name="P1"/>
      <text:p text:style-name="P1">tematica:</text:p>
      <text:p text:style-name="P1">turismo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09:28:33.026113673</meta:creation-date>
    <dc:date>2023-10-26T09:31:52.136109742</dc:date>
    <meta:editing-duration>PT3M19S</meta:editing-duration>
    <meta:editing-cycles>1</meta:editing-cycles>
    <meta:document-statistic meta:table-count="0" meta:image-count="0" meta:object-count="0" meta:page-count="1" meta:paragraph-count="14" meta:word-count="39" meta:character-count="269" meta:non-whitespace-character-count="243"/>
    <meta:generator>LibreOffice/7.3.7.2$Linux_X86_64 LibreOffice_project/30$Build-2</meta:generator>
  </office:meta>
</office:document-meta>
</file>